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Ubuntu" officeooo:rsid="00135204" officeooo:paragraph-rsid="00135204"/>
    </style:style>
    <style:style style:name="P2" style:family="paragraph" style:parent-style-name="Text_20_body">
      <style:text-properties style:font-name="Ubuntu" officeooo:rsid="00145481" officeooo:paragraph-rsid="00145481"/>
    </style:style>
    <style:style style:name="P3" style:family="paragraph" style:parent-style-name="Text_20_body">
      <style:text-properties fo:color="#ff6600" style:font-name="Ubuntu" fo:font-style="italic" fo:font-weight="bold" officeooo:rsid="00156207" officeooo:paragraph-rsid="00156207" style:font-style-asian="italic" style:font-weight-asian="bold" style:font-style-complex="italic" style:font-weight-complex="bold"/>
    </style:style>
    <style:style style:name="P4" style:family="paragraph" style:parent-style-name="Heading_20_1">
      <style:text-properties officeooo:rsid="001024c1" officeooo:paragraph-rsid="001024c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56207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Diseño arquitectura</text:h>
      <text:p text:style-name="P3">P. 329 – Pressman: Está algo mal</text:p>
      <text:p text:style-name="P1">La arquitectura Modelo Vista Controlador (MVC) se utiliza en aplicaciones web para desacoplar la interfaz de usuario de sus funciones y contenido informativo.</text:p>
      <text:p text:style-name="P2">El <text:span text:style-name="T1">modelo</text:span> contiene todo el contenido y la lógica de procesamiento de acceso a fuentes de datos específicos de la aplicación. </text:p>
      <text:p text:style-name="P2">La <text:span text:style-name="T1">vista</text:span><text:span text:style-name="T2"> contiene todas las funcionalidades específicas de la interfaz y permite la presentación de contenido y lógica de procesamiento.</text:span></text:p>
      <text:p text:style-name="P2"><text:span text:style-name="T2">El </text:span><text:span text:style-name="T1">controlador</text:span><text:span text:style-name="T2"> </text:span><text:span text:style-name="T3">administra el acceso al modelo y la vista, y coordina el flujo de datos entre ell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5:20:51.975807694</meta:creation-date>
    <dc:date>2017-12-16T15:45:23.145283799</dc:date>
    <meta:editing-duration>PT9M12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90" meta:character-count="569" meta:non-whitespace-character-count="483"/>
  </office:meta>
</office:document-meta>
</file>